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b4c21" officeooo:paragraph-rsid="001b4c21"/>
    </style:style>
    <style:style style:name="P2" style:family="paragraph" style:parent-style-name="Standard">
      <style:paragraph-properties fo:text-align="justify" style:justify-single-word="false"/>
      <style:text-properties officeooo:rsid="001b4c21" officeooo:paragraph-rsid="001b4c21"/>
    </style:style>
    <style:style style:name="P3" style:family="paragraph" style:parent-style-name="Standard">
      <style:paragraph-properties fo:text-align="justify" style:justify-single-word="false"/>
      <style:text-properties officeooo:rsid="001eac52" officeooo:paragraph-rsid="001eac52"/>
    </style:style>
    <style:style style:name="P4" style:family="paragraph" style:parent-style-name="Standard">
      <style:paragraph-properties fo:text-align="justify" style:justify-single-word="false"/>
      <style:text-properties officeooo:rsid="001ee97e" officeooo:paragraph-rsid="001ee97e"/>
    </style:style>
    <style:style style:name="P5" style:family="paragraph" style:parent-style-name="Standard">
      <style:paragraph-properties fo:text-align="justify" style:justify-single-word="false"/>
      <style:text-properties officeooo:rsid="001f61ac" officeooo:paragraph-rsid="001f61ac"/>
    </style:style>
    <style:style style:name="P6" style:family="paragraph" style:parent-style-name="Standard">
      <style:paragraph-properties fo:text-align="justify" style:justify-single-word="false"/>
      <style:text-properties officeooo:rsid="001b4c21" officeooo:paragraph-rsid="001b4c21"/>
    </style:style>
    <style:style style:name="P7" style:family="paragraph" style:parent-style-name="Standard">
      <style:paragraph-properties fo:text-align="justify" style:justify-single-word="false"/>
      <style:text-properties officeooo:rsid="001b4c21" officeooo:paragraph-rsid="0020d17c"/>
    </style:style>
    <style:style style:name="P8" style:family="paragraph" style:parent-style-name="Standard">
      <style:paragraph-properties fo:text-align="justify" style:justify-single-word="false"/>
      <style:text-properties officeooo:rsid="0020d17c" officeooo:paragraph-rsid="0020d17c"/>
    </style:style>
    <style:style style:name="P9" style:family="paragraph" style:parent-style-name="Standard">
      <style:paragraph-properties fo:text-align="justify" style:justify-single-word="false"/>
      <style:text-properties officeooo:rsid="001f61ac" officeooo:paragraph-rsid="001f61ac"/>
    </style:style>
    <style:style style:name="P10" style:family="paragraph" style:parent-style-name="Standard">
      <style:paragraph-properties fo:text-align="justify" style:justify-single-word="false"/>
      <style:text-properties officeooo:rsid="0022387e" officeooo:paragraph-rsid="0022387e"/>
    </style:style>
    <style:style style:name="T1" style:family="text">
      <style:text-properties officeooo:rsid="001eac52"/>
    </style:style>
    <style:style style:name="T2" style:family="text">
      <style:text-properties officeooo:rsid="001ee97e"/>
    </style:style>
    <style:style style:name="T3" style:family="text">
      <style:text-properties officeooo:rsid="002270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e das funções</text:p>
      <text:p text:style-name="P1"/>
      <text:p text:style-name="P2"/>
      <text:p text:style-name="P2">node* createNode(char const *text);</text:p>
      <text:p text:style-name="P2"/>
      <text:p text:style-name="P2"><text:tab/>Função cria nó da árvore.</text:p>
      <text:p text:style-name="P2"><text:tab/>Recebe como parâmetro o texto correspondente ao nó.</text:p>
      <text:p text:style-name="P2"><text:tab/>Testada no teste “Teste de criação”.</text:p>
      <text:p text:style-name="P2"/>
      <text:p text:style-name="P2"/>
      <text:p text:style-name="P2">node* createTree(void);</text:p>
      <text:p text:style-name="P2"><text:tab/></text:p>
      <text:p text:style-name="P2"><text:tab/>Função inicializa árvore com pergunta e respostas default.</text:p>
      <text:p text:style-name="P2"><text:tab/>Testada no teste “Teste de criação”.</text:p>
      <text:p text:style-name="P2"/>
      <text:p text:style-name="P2">void freeTree(node* root);</text:p>
      <text:p text:style-name="P2"/>
      <text:p text:style-name="P2"><text:tab/>Libera memória alocada para a árvore.</text:p>
      <text:p text:style-name="P2"><text:tab/>Recebe como parâmetro ponteiro para raiz da árvore.</text:p>
      <text:p text:style-name="P2"><text:tab/>Testada com valgrind.</text:p>
      <text:p text:style-name="P2"/>
      <text:p text:style-name="P2"/>
      <text:p text:style-name="P2"/>
      <text:p text:style-name="P2">int insert(node *parent, node *son, int branch);</text:p>
      <text:p text:style-name="P2"/>
      <text:p text:style-name="P2"><text:tab/>Insere o filho a direita ou esquerda do pai.</text:p>
      <text:p text:style-name="P2"><text:tab/>Recebe um ponteiro para o nó pai, um ponteiro para o nó filho e um inteiro que simboliza esquera (0) ou direita(1).</text:p>
      <text:p text:style-name="P2"><text:tab/>Testada pelo teste “Teste de Inserção”.</text:p>
      <text:p text:style-name="P2"/>
      <text:p text:style-name="P2">int removeNode(node *parent, node *son);</text:p>
      <text:p text:style-name="P2"/>
      <text:p text:style-name="P2"><text:tab/><text:span text:style-name="T1">Remove do pai o filho.</text:span></text:p>
      <text:p text:style-name="P2"><text:tab/><text:span text:style-name="T1">Recebe um ponteiro para o nó pai e um para o nó filho.</text:span></text:p>
      <text:p text:style-name="P3"><text:tab/>Testada pelo teste “Teste de remoção”</text:p>
      <text:p text:style-name="P2"/>
      <text:p text:style-name="P2">void save(node *root, FILE *fp);</text:p>
      <text:p text:style-name="P2"><text:tab/><text:span text:style-name="T2">Salva árvore serializada em arquivo txt</text:span></text:p>
      <text:p text:style-name="P2"><text:tab/><text:span text:style-name="T2">Recebe ponteiro para raíz da <text:s/>árvore se ponteiro do arquivo onde será salvo.</text:span></text:p>
      <text:p text:style-name="P2"><text:tab/><text:span text:style-name="T2">Testada no teste automatizado teste de salvar e carregar.</text:span></text:p>
      <text:p text:style-name="P2"/>
      <text:p text:style-name="P8">node* load(FILE *fp)</text:p>
      <text:p text:style-name="P8"><text:tab/>Carrega árvore serializada em arquivo txt.</text:p>
      <text:p text:style-name="P8"><text:tab/>Recebe ponteiro do arquivo onde árvore está salva.</text:p>
      <text:p text:style-name="P7"><text:span text:style-name="T2"><text:tab/>Testada no teste automatizado teste de salvar e carregar.</text:span></text:p>
      <text:p text:style-name="P8"><text:tab/></text:p>
      <text:p text:style-name="P2"/>
      <text:p text:style-name="P1"><text:tab/><text:span text:style-name="T2">Testes</text:span></text:p>
      <text:p text:style-name="P4">Teste de criação</text:p>
      <text:p text:style-name="P4"><text:tab/></text:p>
      <text:p text:style-name="P4"><text:tab/>Testa criação de nó e de árvore.</text:p>
      <text:p text:style-name="P4"><text:tab/>Como entrada um ponteiro para nó.</text:p>
      <text:p text:style-name="P4"><text:soft-page-break/><text:tab/>Como saída um nó ou uma árvore inicializados.</text:p>
      <text:p text:style-name="P4"><text:tab/>Passa no teste se a árvore ou nó tem seus campos devidamente inicializados.</text:p>
      <text:p text:style-name="P4"><text:tab/>Testes bem sucedidos.</text:p>
      <text:p text:style-name="P4"/>
      <text:p text:style-name="P4">Teste de inserção</text:p>
      <text:p text:style-name="P4"><text:tab/></text:p>
      <text:p text:style-name="P4"><text:tab/>Testa inserção de nó nos casos: pai e filho criados, pai sem filhos; pai e filho criados, pai com filhos.</text:p>
      <text:p text:style-name="P4"><text:tab/>Como entrada um nó pai e um nó filho.</text:p>
      <text:p text:style-name="P4"><text:tab/>Como saída a árvore com ou sem a inserção efetuada.</text:p>
      <text:p text:style-name="P4"><text:tab/>No caso de pai sem filhos, passa no teste se a esquerda ou direita de pai apontar para o filho, conforme cada caso de inserção. No caso de pai com filho, o teste é bem sucedido se a tentativa de inserção não for bem sucedida.</text:p>
      <text:p text:style-name="P4"><text:tab/>Testes bem sucedidos.</text:p>
      <text:p text:style-name="P4"/>
      <text:p text:style-name="P5">Teste de remoção</text:p>
      <text:p text:style-name="P5"><text:tab/></text:p>
      <text:p text:style-name="P5"><text:tab/>Testa remoção do filho em relação ao pai nos casos: pai e filhos existem, filho é filho de pai; pai e filho criados, filho não é filho de pai.</text:p>
      <text:p text:style-name="P5"><text:tab/>Como entrada um nó pai e um nó filho.</text:p>
      <text:p text:style-name="P5"><text:tab/>Como saída a árvore após tentativa de remoção.</text:p>
      <text:p text:style-name="P5"><text:tab/>No caso de filho ser filho de pai, passa no teste caso filho deixe de ser filho de pai. No caso de filho não ser filho de pai, passa no teste caso o pai permaneça inalterado.</text:p>
      <text:p text:style-name="P5"><text:tab/>Testes bem sucedidos.</text:p>
      <text:p text:style-name="P5"/>
      <text:p text:style-name="P10">Teste de salvar e carregar</text:p>
      <text:p text:style-name="P10"/>
      <text:p text:style-name="P10"><text:tab/>Testa que ao salvar uma árvore e posteriormente carregá-la, a árvore salva e a carregada possuem o mesmo conteúdo.</text:p>
      <text:p text:style-name="P10"><text:tab/>Como entradas dois ponteiros para nó.</text:p>
      <text:p text:style-name="P10"><text:tab/>Como saídas ponteiros para árvore salva e árvore carregada.</text:p>
      <text:p text:style-name="P10"><text:tab/>O teste é bem sucedido caso ambas as árvores possuam o mesmo conteúdo.</text:p>
      <text:p text:style-name="P10"><text:tab/><text:span text:style-name="T3">Teste bem sucedido.</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11:20.162560961</meta:creation-date>
    <dc:date>2018-04-09T16:56:49.969150213</dc:date>
    <meta:editing-duration>PT13M22S</meta:editing-duration>
    <meta:editing-cycles>8</meta:editing-cycles>
    <meta:generator>LibreOffice/5.1.6.2$Linux_X86_64 LibreOffice_project/10m0$Build-2</meta:generator>
    <meta:document-statistic meta:table-count="0" meta:image-count="0" meta:object-count="0" meta:page-count="2" meta:paragraph-count="58" meta:word-count="468" meta:character-count="2679" meta:non-whitespace-character-count="2217"/>
  </office:meta>
</office:document-meta>
</file>